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ubik" svg:font-family="Rubik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ubik1" svg:font-family="Rubik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ubik" fo:font-size="15pt" fo:font-weight="bold" style:font-name-asian="Rubik1" style:font-size-asian="15pt" style:font-weight-asian="bold" style:font-name-complex="Rubik1" style:font-size-complex="15pt"/>
    </style:style>
    <style:style style:name="P2" style:family="paragraph" style:parent-style-name="Standard">
      <style:text-properties style:font-name="Rubik" fo:font-size="13pt" style:font-name-asian="Rubik1" style:font-size-asian="13pt" style:font-name-complex="Rubik1" style:font-size-complex="13pt"/>
    </style:style>
    <style:style style:name="P3" style:family="paragraph" style:parent-style-name="Standard">
      <style:text-properties style:font-name="Rubik" fo:font-size="13pt" style:text-underline-style="solid" style:text-underline-width="auto" style:text-underline-color="font-color" style:font-name-asian="Rubik1" style:font-size-asian="13pt" style:font-name-complex="Rubik1" style:font-size-complex="13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color="#741b47" style:font-name="Rubik" fo:font-style="italic" style:font-name-asian="Rubik1" style:font-style-asian="italic" style:font-name-complex="Rubik1"/>
    </style:style>
    <style:style style:name="P6" style:family="paragraph" style:parent-style-name="Standard">
      <style:text-properties fo:color="#0b5394" style:font-name="Rubik" fo:font-size="13pt" fo:font-style="italic" style:text-underline-style="solid" style:text-underline-width="auto" style:text-underline-color="font-color" style:font-name-asian="Rubik1" style:font-size-asian="13pt" style:font-style-asian="italic" style:font-name-complex="Rubik1" style:font-size-complex="13pt"/>
    </style:style>
    <style:style style:name="P7" style:family="paragraph" style:parent-style-name="Standard">
      <style:text-properties style:font-name="Lato" fo:font-weight="bold" style:font-name-asian="Lato1" style:font-weight-asian="bold" style:font-name-complex="Lato1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Rubik" fo:font-size="13pt" fo:font-weight="bold" style:font-name-asian="Rubik1" style:font-size-asian="13pt" style:font-weight-asian="bold" style:font-name-complex="Rubik1" style:font-size-complex="13pt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Rubik" fo:font-size="13pt" fo:font-weight="bold" style:font-name-asian="Rubik1" style:font-size-asian="13pt" style:font-weight-asian="bold" style:font-name-complex="Rubik1" style:font-size-complex="13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b5394" style:font-name="Rubik" fo:font-size="13pt" fo:font-style="italic" style:text-underline-style="solid" style:text-underline-width="auto" style:text-underline-color="font-color" style:font-name-asian="Rubik1" style:font-size-asian="13pt" style:font-style-asian="italic" style:font-name-complex="Rubik1" style:font-size-complex="13pt"/>
    </style:style>
    <style:style style:name="P25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style:font-name="Rubik" fo:font-size="13pt" style:font-name-asian="Rubik1" style:font-size-asian="13pt" style:font-name-complex="Rubik1" style:font-size-complex="13pt"/>
    </style:style>
    <style:style style:name="P28" style:family="paragraph" style:parent-style-name="Standard">
      <style:paragraph-properties fo:margin-left="0.5in" fo:margin-right="0in" fo:text-indent="0.5in" style:auto-text-indent="false"/>
    </style:style>
    <style:style style:name="P29" style:family="paragraph" style:parent-style-name="Standard">
      <style:paragraph-properties fo:margin-left="0.5in" fo:margin-right="0in" fo:text-indent="0.5in" style:auto-text-indent="false"/>
      <style:text-properties style:font-name="Rubik" fo:font-size="13pt" style:font-name-asian="Rubik1" style:font-size-asian="13pt" style:font-name-complex="Rubik1" style:font-size-complex="13pt"/>
    </style:style>
    <style:style style:name="P30" style:family="paragraph" style:parent-style-name="Standard">
      <style:paragraph-properties fo:margin-left="1in" fo:margin-right="0in" fo:text-indent="0in" style:auto-text-indent="false"/>
    </style:style>
    <style:style style:name="P31" style:family="paragraph" style:parent-style-name="Standard" style:master-page-name="Standard">
      <style:paragraph-properties fo:text-align="center" style:justify-single-word="false" style:page-number="1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ubik" fo:font-size="15pt" style:text-underline-style="solid" style:text-underline-width="auto" style:text-underline-color="font-color" fo:font-weight="bold" style:font-name-asian="Rubik1" style:font-size-asian="15pt" style:font-weight-asian="bold" style:font-name-complex="Rubik1" style:font-size-complex="15pt"/>
    </style:style>
    <style:style style:name="T2" style:family="text">
      <style:text-properties style:font-name="Rubik" fo:font-size="15pt" fo:font-weight="bold" style:font-name-asian="Rubik1" style:font-size-asian="15pt" style:font-weight-asian="bold" style:font-name-complex="Rubik1" style:font-size-complex="15pt"/>
    </style:style>
    <style:style style:name="T3" style:family="text">
      <style:text-properties style:font-name="Rubik" fo:font-size="13pt" style:font-name-asian="Rubik1" style:font-size-asian="13pt" style:font-name-complex="Rubik1" style:font-size-complex="13pt"/>
    </style:style>
    <style:style style:name="T4" style:family="text">
      <style:text-properties style:font-name="Rubik" fo:font-size="13pt" fo:font-weight="bold" style:font-name-asian="Rubik1" style:font-size-asian="13pt" style:font-weight-asian="bold" style:font-name-complex="Rubik1" style:font-size-complex="13pt"/>
    </style:style>
    <style:style style:name="T5" style:family="text">
      <style:text-properties style:font-name="Rubik" fo:font-size="13pt" style:text-underline-style="none" style:font-name-asian="Rubik1" style:font-size-asian="13pt" style:font-name-complex="Rubik1" style:font-size-complex="13pt"/>
    </style:style>
    <style:style style:name="T6" style:family="text">
      <style:text-properties style:font-name="Rubik" fo:font-size="13pt" style:text-underline-style="solid" style:text-underline-width="auto" style:text-underline-color="font-color" style:font-name-asian="Rubik1" style:font-size-asian="13pt" style:font-name-complex="Rubik1" style:font-size-complex="13pt"/>
    </style:style>
    <style:style style:name="T7" style:family="text">
      <style:text-properties fo:color="#741b47" style:font-name="Rubik" fo:font-style="italic" style:font-name-asian="Rubik1" style:font-style-asian="italic" style:font-name-complex="Rubik1"/>
    </style:style>
    <style:style style:name="T8" style:family="text">
      <style:text-properties fo:color="#0b5394" style:font-name="Rubik" fo:font-size="13pt" fo:font-style="italic" style:text-underline-style="solid" style:text-underline-width="auto" style:text-underline-color="font-color" style:font-name-asian="Rubik1" style:font-size-asian="13pt" style:font-style-asian="italic" style:font-name-complex="Rubik1" style:font-size-complex="13pt"/>
    </style:style>
    <style:style style:name="T9" style:family="text">
      <style:text-properties style:font-name="Lato" fo:font-weight="bold" style:font-name-asian="Lato1" style:font-weight-asian="bold" style:font-name-complex="Lat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T.P. Sécurisation des services - HTTPS</text:span></text:p>
      <text:p text:style-name="P1"/>
      <text:p text:style-name="P4"><text:span text:style-name="T2">NOM : <text:tab/><text:tab/><text:tab/><text:tab/><text:tab/>PRÉNOM : <text:tab/></text:span></text:p>
      <text:p text:style-name="P4"><text:span text:style-name="T2"><text:tab/><text:tab/><text:tab/></text:span></text:p>
      <text:p text:style-name="P4"><text:span text:style-name="T2">DATE : </text:span></text:p>
      <text:p text:style-name="P2"/>
      <text:p text:style-name="Standard"><draw:rect text:anchor-type="as-char" style:rel-width="100%" draw:z-index="0" draw:style-name="gr1" draw:text-style-name="P32" svg:width="0.0012in" svg:height="0.0213in"><text:p/></draw:rect></text:p>
      <text:p text:style-name="Standard"><text:span text:style-name="T7">Prérequis : machine virtuelle Debian déposée sur le FTP (BLOC1/3-DEB12.4.0)</text:span></text:p>
      <text:p text:style-name="P5"/>
      <text:p text:style-name="Standard"><text:span text:style-name="T8">INSTALLATION DU SERVICE ET ANALYSE DU TRAFIC </text:span></text:p>
      <text:p text:style-name="P9"/>
      <text:list xml:id="list1968004976" text:style-name="WWNum9">
        <text:list-item>
          <text:p text:style-name="P10"><text:span text:style-name="T3">Installez les paquets </text:span><text:span text:style-name="T4">apache2, php, openssl, wireshark</text:span></text:p>
        </text:list-item>
        <text:list-item>
          <text:p text:style-name="P10"><text:span text:style-name="T3">Testez votre service apache et la connexion à la page d’accueil</text:span></text:p>
        </text:list-item>
        <text:list-item>
          <text:p text:style-name="P10"><text:span text:style-name="T3">Allez dans le répertoire /var/www/html</text:span></text:p>
        </text:list-item>
        <text:list-item>
          <text:p text:style-name="P10"><text:span text:style-name="T3">Renommer le fichier index.html en index.old</text:span></text:p>
        </text:list-item>
        <text:list-item>
          <text:p text:style-name="P10"><text:span text:style-name="T3">Toujours dans ce répertoire, créez deux fichiers </text:span><text:span text:style-name="T4">accueil.html </text:span><text:span text:style-name="T3">et </text:span><text:span text:style-name="T4">bienvenue.php.</text:span></text:p>
        </text:list-item>
        <text:list-item>
          <text:p text:style-name="P10"><text:span text:style-name="T3">Copiez-y les textes suivants</text:span></text:p>
        </text:list-item>
      </text:list>
      <text:p text:style-name="P2"/>
      <text:p text:style-name="Standard"><text:span text:style-name="T6">accueil.html</text:span></text:p>
      <text:p text:style-name="P2"/>
      <text:p text:style-name="Standard"><text:soft-page-break/><text:span text:style-name="T3">&lt;html&gt;</text:span></text:p>
      <text:p text:style-name="Standard"><text:span text:style-name="T3">&lt;head&gt;</text:span></text:p>
      <text:p text:style-name="Standard"><text:span text:style-name="T3">&lt;title&gt;</text:span></text:p>
      <text:p text:style-name="Standard"><text:span text:style-name="T3">Login page</text:span></text:p>
      <text:p text:style-name="Standard"><text:span text:style-name="T3">&lt;/title&gt;</text:span></text:p>
      <text:p text:style-name="Standard"><text:span text:style-name="T3">&lt;/head&gt;</text:span></text:p>
      <text:p text:style-name="Standard"><text:span text:style-name="T3">&lt;body&gt;</text:span></text:p>
      <text:p text:style-name="Standard"><text:span text:style-name="T3">&lt;h1 style="fontfamily:Comic Sans Ms;textalign="center";font</text:span></text:p>
      <text:p text:style-name="Standard"><text:span text:style-name="T3">size:20pt;color:#00FF00;&gt;</text:span></text:p>
      <text:p text:style-name="Standard"><text:span text:style-name="T3">Simple Login Page</text:span></text:p>
      <text:p text:style-name="Standard"><text:span text:style-name="T3">&lt;/h1&gt;</text:span></text:p>
      <text:p text:style-name="Standard"><text:span text:style-name="T3">&lt;form name="login" method="post" action="bienvenue.php"&gt;</text:span></text:p>
      <text:p text:style-name="Standard"><text:span text:style-name="T3">Username&lt;input type="text" name="userid"/&gt;</text:span></text:p>
      <text:p text:style-name="Standard"><text:span text:style-name="T3">Password&lt;input type="password" name="passwd"/&gt;</text:span></text:p>
      <text:p text:style-name="Standard"><text:span text:style-name="T3">&lt;input type="submit" name="Submit" value="Login"&gt;</text:span></text:p>
      <text:p text:style-name="Standard"><text:span text:style-name="T3">&lt;input type="reset" value="Cancel"/&gt;</text:span></text:p>
      <text:p text:style-name="Standard"><text:span text:style-name="T3">&lt;/form&gt;</text:span></text:p>
      <text:p text:style-name="Standard"><text:span text:style-name="T3">&lt;/body&gt;</text:span></text:p>
      <text:p text:style-name="Standard"><text:span text:style-name="T3">&lt;/html&gt;</text:span></text:p>
      <text:p text:style-name="P3"/>
      <text:p text:style-name="Standard"><text:span text:style-name="T6">bienvenue.php</text:span></text:p>
      <text:p text:style-name="P3"><text:soft-page-break/></text:p>
      <text:p text:style-name="Standard"><text:span text:style-name="T3">&lt;html&gt;</text:span></text:p>
      <text:p text:style-name="Standard"><text:span text:style-name="T3">&lt;head&gt;</text:span></text:p>
      <text:p text:style-name="Standard"><text:span text:style-name="T3">&lt;title&gt;</text:span></text:p>
      <text:p text:style-name="Standard"><text:span text:style-name="T3">Bienvevue</text:span></text:p>
      <text:p text:style-name="Standard"><text:span text:style-name="T3">&lt;/title&gt;</text:span></text:p>
      <text:p text:style-name="Standard"><text:span text:style-name="T3">&lt;/head&gt;</text:span></text:p>
      <text:p text:style-name="Standard"><text:span text:style-name="T3">&lt;body&gt;</text:span></text:p>
      <text:p text:style-name="Standard"><text:span text:style-name="T3">&lt;?php</text:span></text:p>
      <text:p text:style-name="Standard"><text:span text:style-name="T3">$myusername=$_POST['userid'];</text:span></text:p>
      <text:p text:style-name="Standard"><text:span text:style-name="T3">$mypassword=$_POST['passwd'];</text:span></text:p>
      <text:p text:style-name="Standard"><text:span text:style-name="T3">if($myusername=='myuserid'&amp;&amp;$mypassword=='mypasswd'){</text:span></text:p>
      <text:p text:style-name="Standard"><text:span text:style-name="T3">echo "bienvenue";</text:span></text:p>
      <text:p text:style-name="Standard"><text:span text:style-name="T3">}</text:span></text:p>
      <text:p text:style-name="Standard"><text:span text:style-name="T3">else {</text:span></text:p>
      <text:p text:style-name="Standard"><text:span text:style-name="T3">echo "Wrong Username or Password";</text:span></text:p>
      <text:p text:style-name="Standard"><text:span text:style-name="T3">}</text:span></text:p>
      <text:p text:style-name="Standard"><text:span text:style-name="T3">?&gt;</text:span></text:p>
      <text:p text:style-name="Standard"><text:span text:style-name="T3">&lt;/body&gt;</text:span></text:p>
      <text:p text:style-name="Standard"><text:span text:style-name="T3">&lt;/html&gt;</text:span></text:p>
      <text:p text:style-name="P23"/>
      <text:list xml:id="list1801497159" text:style-name="WWNum10">
        <text:list-item>
          <text:p text:style-name="P11"><text:soft-page-break/><text:span text:style-name="T3">Relancez le service</text:span></text:p>
        </text:list-item>
        <text:list-item>
          <text:p text:style-name="P11"><text:span text:style-name="T3">Ouvrez WireShark et lancez la capture sur l’interface loopback</text:span></text:p>
        </text:list-item>
        <text:list-item>
          <text:p text:style-name="P11"><text:span text:style-name="T3">Connectez-vous sur votre serveur web sur la page </text:span><text:span text:style-name="T4">accueil.html.</text:span></text:p>
        </text:list-item>
        <text:list-item>
          <text:p text:style-name="P11"><text:span text:style-name="T3">Insérez le login et le mot de passe</text:span></text:p>
        </text:list-item>
        <text:list-item>
          <text:p text:style-name="P11"><text:span text:style-name="T3">Analysez le trafic sur WireShark et distinguez : </text:span></text:p>
          <text:list>
            <text:list-item>
              <text:p text:style-name="P25"><text:span text:style-name="T3">La Phase de connexion (Three way handshake)</text:span></text:p>
            </text:list-item>
            <text:list-item>
              <text:p text:style-name="P25"><text:span text:style-name="T3">La requête GET de la page accueil.html</text:span></text:p>
            </text:list-item>
            <text:list-item>
              <text:p text:style-name="P25"><text:span text:style-name="T3">Les accusés de réception TCP/Ack.</text:span></text:p>
            </text:list-item>
            <text:list-item>
              <text:p text:style-name="P25"><text:span text:style-name="T3">La requête POST dans laquelle le login et le mot de passe sont transférés.</text:span></text:p>
            </text:list-item>
          </text:list>
        </text:list-item>
      </text:list>
      <text:p text:style-name="P2"/>
      <text:p text:style-name="P2"/>
      <text:p text:style-name="P22"><text:span text:style-name="T8">CONFIGURATION DE L’HTTPS</text:span></text:p>
      <text:p text:style-name="P24"/>
      <text:list xml:id="list4237645424" text:style-name="WWNum11">
        <text:list-item>
          <text:p text:style-name="P12"><text:span text:style-name="T3">Installez le paquet </text:span><text:span text:style-name="T4">firewalld</text:span></text:p>
        </text:list-item>
      </text:list>
      <text:list xml:id="list693725666" text:style-name="WWNum8">
        <text:list-item>
          <text:p text:style-name="P13"><text:span text:style-name="T3">Ouvrez le port </text:span><text:span text:style-name="T4">443</text:span><text:span text:style-name="T3"> (https) dans le pare feu</text:span></text:p>
        </text:list-item>
      </text:list>
      <text:p text:style-name="P26"><text:span text:style-name="T4">sudo firewall-cmd --permanent --add-service=https</text:span></text:p>
      <text:list xml:id="list937792577" text:style-name="WWNum2">
        <text:list-item>
          <text:p text:style-name="P14"><text:span text:style-name="T3">Relancez le service </text:span></text:p>
        </text:list-item>
      </text:list>
      <text:p text:style-name="P26"><text:span text:style-name="T4">sudo firewall-cmd --reload</text:span></text:p>
      <text:list xml:id="list35928729564592" text:continue-numbering="true" text:style-name="WWNum2">
        <text:list-item>
          <text:p text:style-name="P14"><text:span text:style-name="T3">Vérifiez la liste des ports de votre service</text:span></text:p>
        </text:list-item>
      </text:list>
      <text:p text:style-name="P8"><text:span text:style-name="T4">sudo firewall-cmd --list-all</text:span></text:p>
      <text:list xml:id="list2974933588" text:style-name="WWNum12">
        <text:list-item>
          <text:p text:style-name="P15"><text:span text:style-name="T3">Activer le module SSL avec la commande </text:span></text:p>
        </text:list-item>
      </text:list>
      <text:p text:style-name="P26"><text:soft-page-break/><text:span text:style-name="T4">a2enmod ssl</text:span></text:p>
      <text:list xml:id="list3034263799" text:style-name="WWNum7">
        <text:list-item>
          <text:p text:style-name="P16"><text:span text:style-name="T3">Redémarrez le service Apache</text:span></text:p>
        </text:list-item>
      </text:list>
      <text:list xml:id="list1655296527" text:style-name="WWNum4">
        <text:list-item>
          <text:p text:style-name="P17"><text:span text:style-name="T3">Générer un certificat auto signé grâce à la commande</text:span></text:p>
        </text:list-item>
      </text:list>
      <text:p text:style-name="P26"><text:span text:style-name="T4">sudo openssl req -x509 -nodes -days 365 -newkey rsa:2048 -keyout /etc/ssl/private/apache-selfsigned.key -out /etc/ssl/certs/apache-selfsigned.crt</text:span></text:p>
      <text:list xml:id="list1640343788" text:style-name="WWNum1">
        <text:list-item>
          <text:p text:style-name="P18"><text:span text:style-name="T3">Rendez-vous dans le répertoire /etc/apache2/sites-available/</text:span></text:p>
        </text:list-item>
        <text:list-item>
          <text:p text:style-name="P18"><text:span text:style-name="T3">Mettez à jour le fichier </text:span><text:span text:style-name="T4">default-ssl.conf </text:span><text:span text:style-name="T3">avec le chemin vers les certificats que vous avez généré</text:span></text:p>
        </text:list-item>
        <text:list-item>
          <text:p text:style-name="P18"><text:span text:style-name="T3">Sauvegardez le fichier</text:span></text:p>
        </text:list-item>
        <text:list-item>
          <text:p text:style-name="P18"><text:span text:style-name="T3">Rendez-vous dans le répertoire /var/www et créez un nouveau répertoire nommé </text:span><text:span text:style-name="T4">new</text:span></text:p>
        </text:list-item>
        <text:list-item>
          <text:p text:style-name="P18"><text:span text:style-name="T3">Faites une copie des fichiers </text:span><text:span text:style-name="T4">accueil </text:span><text:span text:style-name="T3">et </text:span><text:span text:style-name="T4">bienvenue </text:span><text:span text:style-name="T3">dans ce répertoire nouvellement créé</text:span></text:p>
        </text:list-item>
        <text:list-item>
          <text:p text:style-name="P18"><text:span text:style-name="T3">Modifiez le fichier </text:span><text:span text:style-name="T4">accueil </text:span><text:span text:style-name="T3">en remplaçant le champ</text:span><text:span text:style-name="T4"> </text:span><text:span text:style-name="T3">“Simple Login Page” par “Simple Secured Login Page” puis sauvegardez le fichier</text:span></text:p>
        </text:list-item>
        <text:list-item>
          <text:p text:style-name="P18"><text:span text:style-name="T3">Modifiez le fichier /etc/apache2/sites-available/</text:span><text:span text:style-name="T4">default-ssl.conf </text:span><text:span text:style-name="T3">avec les lignes suivantes : </text:span></text:p>
        </text:list-item>
      </text:list>
      <text:p text:style-name="P2"/>
      <text:p text:style-name="Standard"><text:span text:style-name="T3">ServerName &lt;votre nom&gt;.com</text:span></text:p>
      <text:p text:style-name="Standard"><text:span text:style-name="T3">ServerAlias www.&lt;votre nom&gt;.com</text:span></text:p>
      <text:p text:style-name="Standard"><text:span text:style-name="T3">DocumentRoot /var/www/new</text:span></text:p>
      <text:p text:style-name="Standard"><text:span text:style-name="T3">SSLEngine on</text:span></text:p>
      <text:p text:style-name="Standard"><text:span text:style-name="T3">SSLCertificateFile /etc/ssl/certs/apache-selfsigned.crt</text:span></text:p>
      <text:p text:style-name="Standard"><text:span text:style-name="T3">SSLCertificateKeyFile /etc/ssl/private/apache-selfsigned.key </text:span></text:p>
      <text:p text:style-name="P2"/>
      <text:list xml:id="list394828572" text:style-name="WWNum3">
        <text:list-item>
          <text:p text:style-name="P19"><text:span text:style-name="T3">Relancez le service</text:span></text:p>
        </text:list-item>
        <text:list-item>
          <text:p text:style-name="P19"><text:span text:style-name="T3">Lancez WireShark et commencez une capture sur l’interface loopback</text:span></text:p>
        </text:list-item>
        <text:list-item>
          <text:p text:style-name="P19"><text:soft-page-break/><text:span text:style-name="T3">Connectez vous sur votre site web de manière sécurisée</text:span></text:p>
        </text:list-item>
        <text:list-item>
          <text:p text:style-name="P19"><text:span text:style-name="T3">Testez une connexion sur la page d’accueil</text:span></text:p>
        </text:list-item>
        <text:list-item>
          <text:p text:style-name="P19"><text:span text:style-name="T3">Arrêtez la capture WireShark et analysez les éléments suivants : </text:span></text:p>
        </text:list-item>
      </text:list>
      <text:p text:style-name="P27"/>
      <text:p text:style-name="P28"><text:span text:style-name="T3">- La Phase de connexion (Three way handshake)</text:span></text:p>
      <text:p text:style-name="P28"><text:span text:style-name="T3">- Les étapes d'établissement d'un tunnel TLS</text:span></text:p>
      <text:p text:style-name="P28"><text:span text:style-name="T3">- Chiffrement des données.</text:span></text:p>
      <text:p text:style-name="P29"/>
      <text:list xml:id="list1979853221" text:style-name="WWNum5">
        <text:list-item>
          <text:p text:style-name="P20"><text:span text:style-name="T3">Accédez à nouveau à votre site web en http et vérifiez que votre page d’accueil est bien la version non sécurisée</text:span></text:p>
        </text:list-item>
      </text:list>
      <text:p text:style-name="P2"/>
      <text:p text:style-name="Standard"><text:span text:style-name="T8">REDIRECTION AUTOMATIQUE DE L’HTTP VERS L’HTTPS </text:span></text:p>
      <text:p text:style-name="P6"/>
      <text:list xml:id="list35928156391067" text:continue-list="list394828572" text:style-name="WWNum3">
        <text:list-item>
          <text:p text:style-name="P19"><text:span text:style-name="T3">Rendez-vous dans le répertoire /etc/apache2/sites-available et modifiez le fichier </text:span><text:span text:style-name="T4">000-default.conf </text:span><text:span text:style-name="T3">en supprimant le </text:span><text:span text:style-name="T4">DocumentRoot</text:span><text:span text:style-name="T3"> et en ajoutant la ligne suivante : </text:span></text:p>
        </text:list-item>
      </text:list>
      <text:p text:style-name="P30"><text:span text:style-name="T4">Redirect / https://your_domain_or_ip/</text:span></text:p>
      <text:list xml:id="list2617816870" text:style-name="WWNum6">
        <text:list-item>
          <text:p text:style-name="P21"><text:span text:style-name="T3">Vérifiez la configuration du service grâce à la commande </text:span></text:p>
        </text:list-item>
      </text:list>
      <text:p text:style-name="P26"><text:span text:style-name="T3"><text:tab/></text:span><text:span text:style-name="T4">apachectl configtest</text:span></text:p>
      <text:list xml:id="list35928569695106" text:continue-numbering="true" text:style-name="WWNum6">
        <text:list-item>
          <text:p text:style-name="P21"><text:span text:style-name="T3">Sauvegardez le fichier et redémarrez le service</text:span></text:p>
        </text:list-item>
        <text:list-item>
          <text:p text:style-name="P21"><text:span text:style-name="T3">Connectez-vous en http sur votre site web, ouvrez la page d’accueil et indiquez quelle page s’affiche : </text:span></text:p>
        </text:list-item>
      </text:list>
      <text:p text:style-name="P27"/>
      <text:p text:style-name="P30"><text:span text:style-name="T3">1 - la page simple </text:span></text:p>
      <text:p text:style-name="P30"><text:span text:style-name="T3">2 - la page simple sécurisée</text:span></text:p>
      <text:p text:style-name="P2"><text:soft-page-break/></text:p>
      <text:p text:style-name="Standard"><text:span text:style-name="T8">QUESTIONS </text:span></text:p>
      <text:p text:style-name="P6"/>
      <text:list xml:id="list35928915260969" text:continue-list="list35928156391067" text:style-name="WWNum3">
        <text:list-item>
          <text:p text:style-name="P19"><text:span text:style-name="T3">Quelle est la différence entre un certificat auto-signé et un certificat délivré par une autorité de certification ?</text:span></text:p>
        </text:list-item>
        <text:list-item>
          <text:p text:style-name="P19"><text:span text:style-name="T3">Quelles sont les limites du certificat auto-signé 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ubik" svg:font-family="Rubik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ubik1" svg:font-family="Rubi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ubik" fo:font-family="Rubik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ubik" fo:font-family="Rubik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ubik" fo:font-family="Rubik" style:font-family-generic="roman" style:font-pitch="variable"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ubik" fo:font-family="Rubik" style:font-family-generic="roman" style:font-pitch="variable"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ubik" fo:font-family="Rubik" style:font-family-generic="roman" style:font-pitch="variable"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ubik" fo:font-family="Rubik" style:font-family-generic="roman" style:font-pitch="variable"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ubik" fo:font-family="Rubik" style:font-family-generic="roman" style:font-pitch="variable"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ubik" fo:font-family="Rubik" style:font-family-generic="roman" style:font-pitch="variable"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ubik" fo:font-family="Rubik" style:font-family-generic="roman" style:font-pitch="variable"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Rubik" fo:font-family="Rubik" style:font-family-generic="roman" style:font-pitch="variable" fo:font-size="13pt" style:text-underline-style="none"/>
    </style:style>
    <style:style style:name="ListLabel_20_83" style:display-name="ListLabel 83" style:family="text">
      <style:text-properties style:font-name="Rubik" fo:font-family="Rubik" style:font-family-generic="roman" style:font-pitch="variable" fo:font-size="13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Rubik" fo:font-family="Rubik" style:font-family-generic="roman" style:font-pitch="variable"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ubik" fo:font-family="Rubik" style:font-family-generic="roman" style:font-pitch="variable" fo:font-size="13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Lato" fo:font-weight="bold" style:font-name-asian="Lato1" style:font-weight-asian="bold" style:font-name-complex="Lato1"/>
    </style:style>
    <style:style style:name="MT1" style:family="text">
      <style:text-properties style:font-name="Lato" fo:font-weight="bold" style:font-name-asian="Lato1" style:font-weight-asian="bold" style:font-name-complex="Lato1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BTS SIO 1 - Bloc 3<text:tab/><text:tab/><text:tab/><text:tab/><text:tab/><text:tab/> <text:s text:c="7"/>Lycée Saint-Rémi - Roubaix</text:span></text:p>
        <text:p text:style-name="MP1"/>
        <text:p text:style-name="MP1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0" meta:word-count="606" meta:character-count="4174" meta:non-whitespace-character-count="3683"/>
    <meta:generator>LibreOfficeDev/6.0.5.2$Linux_X86_64 LibreOffice_project/</meta:generator>
  </office:meta>
</office:document-meta>
</file>